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color="#ffffff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.27cm" svg:x="2.009cm" svg:y="0.492cm">
          <text:p text:style-name="P1"><text:span text:style-name="T1">Task Joint Limi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svg:x="2.009cm" svg:y="2.124cm">
          <text:p text:style-name="P1"><text:span text:style-name="T1">Task Collision Avoidan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svg:x="2.009cm" svg:y="3.789cm">
          <text:p text:style-name="P1"><text:span text:style-name="T1">Task Right Wri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svg:x="2.009cm" svg:y="5.404cm">
          <text:p text:style-name="P1"><text:span text:style-name="T1">Task Left Wri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6.107cm" svg:x="0.37cm" svg:y="0.47cm">
          <text:p/>
          <draw:enhanced-geometry svg:viewBox="0 0 21600 21600" draw:text-areas="?f0 ?f7 ?f2 21600" draw:type="up-arrow" draw:modifiers="3085.367225284 6101.0228166797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2.97cm" svg:height="0.806cm" draw:transform="rotate (1.5707963267949) translate (0.573cm 4.916cm)">
          <draw:text-box>
            <text:p text:style-name="P3"><text:span text:style-name="T2">p r i o r i t 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3-16T20:28:55</meta:creation-date>
    <dc:date>2014-03-23T14:10:17</dc:date>
    <dc:creator>Karsten </dc:creator>
    <meta:editing-duration>PT41M37S</meta:editing-duration>
    <meta:editing-cycles>10</meta:editing-cycles>
    <meta:generator>LibreOffice/3.6$Linux_x86 LibreOffice_project/360m1$Build-2</meta:generator>
    <meta:document-statistic meta:object-count="6"/>
  </office:meta>
</office:document-meta>
</file>